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aac5" officeooo:paragraph-rsid="0007aac5"/>
    </style:style>
    <style:style style:name="P2" style:family="paragraph" style:parent-style-name="Standard" style:list-style-name="L1">
      <style:text-properties officeooo:rsid="000786b6" officeooo:paragraph-rsid="000786b6"/>
    </style:style>
    <style:style style:name="P3" style:family="paragraph" style:parent-style-name="Standard" style:list-style-name="L2">
      <style:text-properties officeooo:rsid="0007aac5" officeooo:paragraph-rsid="0007aac5"/>
    </style:style>
    <style:style style:name="P4" style:family="paragraph" style:parent-style-name="Text_20_body">
      <style:text-properties officeooo:rsid="000a7b7c" officeooo:paragraph-rsid="000a7b7c"/>
    </style:style>
    <style:style style:name="P5" style:family="paragraph" style:parent-style-name="Text_20_body" style:list-style-name="L3">
      <style:text-properties officeooo:rsid="000a7b7c" officeooo:paragraph-rsid="000a7b7c"/>
    </style:style>
    <style:style style:name="P6" style:family="paragraph" style:parent-style-name="Heading_20_2">
      <style:text-properties officeooo:rsid="000a7b7c" officeooo:paragraph-rsid="000a7b7c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91a16"/>
    </style:style>
    <style:style style:name="T3" style:family="text">
      <style:text-properties officeooo:rsid="000bfb0e"/>
    </style:style>
    <style:style style:name="T4" style:family="text">
      <style:text-properties officeooo:rsid="000c32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01257476" text:style-name="L1">
        <text:list-item>
          <text:p text:style-name="P2">Module de traduction en <text:s/>local</text:p>
        </text:list-item>
        <text:list-item>
          <text:p text:style-name="P2">Modifier les fichiers d’aide (les traduire)</text:p>
        </text:list-item>
      </text:list>
      <text:h text:style-name="Heading_20_2" text:outline-level="2">Messages de service</text:h>
      <text:list xml:id="list3810761112" text:style-name="L2">
        <text:list-item>
          <text:p text:style-name="P3">saveTo<text:tab/><text:tab/><text:span text:style-name="T1">container.pd</text:span><text:tab/>PdRacks.presets.pd<text:tab/>u_sssad.pd</text:p>
        </text:list-item>
        <text:list-item>
          <text:p text:style-name="P3">getValuesInto<text:tab/>ctl-assign3.pd<text:tab/>module_loader.pd<text:tab/>PdRacks.midilearn.pd<text:tab/><text:tab/><text:span text:style-name="T2">PdRacks.midimap<text:tab/></text:span>u_sssad.pd</text:p>
        </text:list-item>
        <text:list-item>
          <text:p text:style-name="P3">getSssadChannel<text:tab/>module_loader.pd</text:p>
        </text:list-item>
        <text:list-item>
          <text:p text:style-name="P3">setFBchannel<text:tab/>ctl-assign3.pd<text:tab/>midi-colors.pd<text:tab/><text:tab/>module_loader.pd</text:p>
        </text:list-item>
        <text:list-item>
          <text:p text:style-name="P3">getParams<text:tab/>ctl-assign3.pd<text:tab/>midi-colors.pd<text:tab/><text:tab/>module_loader.pd</text:p>
        </text:list-item>
        <text:list-item>
          <text:p text:style-name="P3">getNamePos<text:tab/>ctl-assign3.pd<text:tab/>module_loader.pd</text:p>
        </text:list-item>
        <text:list-item>
          <text:p text:style-name="P3">setFocus<text:tab/>ctl-assign3.pd<text:tab/>module_loader.pd<text:tab/>PdRacks.bay.pd</text:p>
        </text:list-item>
      </text:list>
      <text:h text:style-name="Heading_20_2" text:outline-level="2">Structures globales</text:h>
      <text:p text:style-name="P4">PdRacks.colors<text:tab/>Table de couleurs pour les paramètres de gui courants</text:p>
      <text:h text:style-name="P6" text:outline-level="2">Modules de base</text:h>
      <text:p text:style-name="P4">Dans chaque patch, [Pdr] génère une instance de [PdRacks.init] contenant </text:p>
      <text:list xml:id="list4018305637" text:style-name="L3">
        <text:list-item>
          <text:p text:style-name="P5">[onlyone AUDIO_BUS PdRacks.audio_bus]</text:p>
        </text:list-item>
        <text:list-item>
          <text:p text:style-name="P5">[../glocal/glocal.space $0] <text:span text:style-name="T4">pour définir l’espace de noms pseudo-global</text:span></text:p>
        </text:list-item>
        <text:list-item>
          <text:p text:style-name="P5">instances de bus locales : c_bus $0-A1-l ($0-A1-r , $0-A2-l , $0-A1-r) </text:p>
        </text:list-item>
      </text:list>
      <text:h text:style-name="Heading_20_2" text:outline-level="2">glocal</text:h>
      <text:p text:style-name="P4">glocal est un ensemble d’abstractions (glocal.send, glocal.receive, glocal.value, etc.) permet<text:span text:style-name="T3">tant</text:span> d’utiliser <text:span text:style-name="T3">un espace de noms</text:span> pseudo-globa<text:span text:style-name="T3">l </text:span>dans un patch, dont l’étendue reste localisée à ce patch, <text:span text:style-name="T3">sans besoin d’insérer des $0 </text:span>. <text:span text:style-name="T3">Cet espace de noms peut être partagé avec différentes abstractions sans qu’il soit nécessaire de passer le $0 comme argument, ce qui simplifie l’écriture. </text:span>Ainsi, on peut ouvrir deux occurrences d’un même patch sans interférences notamment <text:span text:style-name="T3">lors de la gestion des </text:span>préset<text:span text:style-name="T3">s</text:span>.</text:p>
      <text:p text:style-name="P4">GLOCAL.base GLOCAL.curr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1:54:40.832158067</meta:creation-date>
    <dc:date>2020-10-23T22:51:30.547254367</dc:date>
    <meta:editing-duration>PT42M3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78" meta:character-count="1381" meta:non-whitespace-character-count="1228"/>
  </office:meta>
</office:document-meta>
</file>